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2">
      <style:text-properties fo:language="ru" fo:country="RU"/>
    </style:style>
    <style:style style:name="P5" style:family="paragraph" style:parent-style-name="Standard"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7" style:family="paragraph" style:parent-style-name="Standard" style:list-style-name="L6">
      <style:text-properties fo:language="ru" fo:country="RU" fo:font-weight="bold" style:font-weight-asian="bold" style:font-weight-complex="bold"/>
    </style:style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>
      <style:paragraph-properties fo:margin-top="0.199cm" fo:margin-bottom="0cm"/>
    </style:style>
    <style:style style:name="P11" style:family="paragraph" style:parent-style-name="Standard">
      <style:paragraph-properties fo:margin-top="0.199cm" fo:margin-bottom="0cm"/>
      <style:text-properties fo:language="ru" fo:country="RU"/>
    </style:style>
    <style:style style:name="P12" style:family="paragraph" style:parent-style-name="Standard">
      <style:paragraph-properties fo:margin-top="0.199cm" fo:margin-bottom="0cm"/>
      <style:text-properties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106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0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ша компания предлагает широкий спектр услуг по тестированию веб-приложений, десктоп-приложений и приложений для мобильных платформ на каждом этапе жизненного цикла приложения. Основные услуги, предлагаемые компанией:</text:p>
      <text:list xml:id="list8036552491020832252" text:style-name="L1">
        <text:list-item>
          <text:p text:style-name="P3">Тестирование прототипа.</text:p>
        </text:list-item>
        <text:list-item>
          <text:p text:style-name="P3">Функциональное тестирование.</text:p>
        </text:list-item>
        <text:list-item>
          <text:p text:style-name="P3">Тестирование пользовательского интерфейса</text:p>
        </text:list-item>
        <text:list-item>
          <text:p text:style-name="P3">Кросс-браузерное тестирование.</text:p>
        </text:list-item>
        <text:list-item>
          <text:p text:style-name="P3">Тестирование производительности веб-приложений.</text:p>
        </text:list-item>
        <text:list-item>
          <text:p text:style-name="P3">Тестирование документации.</text:p>
        </text:list-item>
      </text:list>
      <text:p text:style-name="P1">Команда квалифицированных тестировщиков компании может подключиться на любом из этапов жизненного цикла приложения.</text:p>
      <text:p text:style-name="P11"><text:span text:style-name="T1">Тестирование прототипа или предпроектное тестирование. </text:span>Данный вид тестирования позволяет выявить структурные, логические ошибки, ошибки проектирования на ранней стадии разработки. Основная цель данного тестирования — выявить насколько приложение соответствует ожиданиям пользователя, выявить потенциальные проблемы, обнаружить расхождения с требованиями к графическому интерфейсу пользователя. Тестирование прототипа <text:s/>включает в себя:</text:p>
      <text:list xml:id="list3042303260550058756" text:style-name="L2">
        <text:list-item>
          <text:p text:style-name="P4">анализ требований;</text:p>
        </text:list-item>
        <text:list-item>
          <text:p text:style-name="P4">анализ структуры приложения, форм, шаблонов интерфейса проектируемой системы;</text:p>
        </text:list-item>
        <text:list-item>
          <text:p text:style-name="P4">анализ прототипа бизнес логики, анализ пользовательских сценариев;</text:p>
        </text:list-item>
        <text:list-item>
          <text:p text:style-name="P4">анализ логических связей между модулями, навигация;</text:p>
        </text:list-item>
        <text:list-item>
          <text:p text:style-name="P4">разработки общей стратегии и планов тестирования, составление начального варианта тестовой документации и проектирование тестовых сценариев, разработка критериев классификации дефектов. </text:p>
        </text:list-item>
      </text:list>
      <text:p text:style-name="P1">Предпроектное тестирование выполняется на этапе предпроектного анализа и этапе составления технического задания. При выполнении предпроектного тестирования, специалисты команды тестирования взаимодействуют с аналитиками и разработчиками.</text:p>
      <text:p text:style-name="P10"><text:span text:style-name="T1">Функциональное тестирование</text:span>. Компания предлагает ручное и полуавтоматическое тестирование <text:span text:style-name="T3">приложений</text:span><text:span text:style-name="T4">.</text:span> Функциональное тестирование выполняется итерациями и гарантирует, что каждая новая функциональность, добавленная к разрабатываемому приложению, соответствует заявленным требованиям. Оценка каждой из тестируемых функциональностей производится согласно ожидаемым и полученным результатам. Также на каждом этапе выполняется регрессионное тестирование существующей функциональности, чтобы проверить не влияют ли новые, добавленные функции на существующую функциональность приложения.</text:p>
      <text:p text:style-name="P10"><text:span text:style-name="T1">Тестирование пользовательского интерфейса.</text:span> <text:span text:style-name="T2">Данное тестирование направлено на проверку взаимодействия конечного пользователя с приложением. Также тестирование пользовательского интерфейса предполагает проверку:</text:span></text:p>
      <text:list xml:id="list5331243459321206054" text:style-name="L3">
        <text:list-item>
          <text:p text:style-name="P6">соответствия приложения к требованиям графического интерфейса;</text:p>
        </text:list-item>
        <text:list-item>
          <text:p text:style-name="P6">на соответствие стандартам графических интерфейсов;</text:p>
        </text:list-item>
        <text:list-item>
          <text:p text:style-name="P6">тестирование с различными разрешениями.</text:p>
        </text:list-item>
        <text:list-item>
          <text:p text:style-name="P6">Тестирование локализованных версий.</text:p>
        </text:list-item>
      </text:list>
      <text:p text:style-name="P12">Кросс-браузерное тестирование. <text:span text:style-name="T2">При выполнении данного вид тестирования специалисты компании проводят проверку верстки страниц приложения на наличие дефектов и совместимость приложения с различными браузерами.</text:span></text:p>
      <text:p text:style-name="P12">Нагрузочное и стресс тестирование<text:span text:style-name="T2"> Данный вид тестирования направлен на проверку стабильности работы приложения при прогнозируемой рабочей и при пиковых нагрузках. При проведении нагрузочного тестирования:</text:span></text:p>
      <text:list xml:id="list325394206893038313" text:style-name="L6">
        <text:list-item>
          <text:p text:style-name="P7"><text:span text:style-name="T2">Формулируются требования к производительности, цели тестирования, посредством </text:span><text:soft-page-break/><text:span text:style-name="T2">анализа использования ПО.</text:span></text:p>
        </text:list-item>
        <text:list-item>
          <text:p text:style-name="P7"><text:span text:style-name="T2">Проводятся испытания, по которым определяются зависимость производительности от ряда характеристик, таких как: пользовательская активность, количество одновременных подключений, объем хранимой и обрабатываемой информации, пропускная способность.</text:span></text:p>
        </text:list-item>
        <text:list-item>
          <text:p text:style-name="P7"><text:span text:style-name="T2">По окончании тестирования заказчику предоставляется отчет о проведенных тестах, возможных сценариях, заключение о потенциальных проблемах в коде и архитектуре и способах их устранения.</text:span></text:p>
        </text:list-item>
      </text:list>
      <text:p text:style-name="P10"><text:span text:style-name="T4">Тестирование документации</text:span><text:span text:style-name="T3"> охватывает проверку следующих видов документов:</text:span></text:p>
      <text:list xml:id="list34451752" text:continue-numbering="true" text:style-name="L6">
        <text:list-item>
          <text:p text:style-name="P8"><text:bookmark text:name="112"/><text:bookmark text:name="113"/><text:bookmark text:name="114"/><text:bookmark text:name="116"/><text:span text:style-name="T3">Спецификации по графическому интерфейсу пользователя;</text:span></text:p>
        </text:list-item>
        <text:list-item>
          <text:p text:style-name="P8"><text:bookmark text:name="118"/><text:span text:style-name="T3">Руководства пользователя;</text:span></text:p>
        </text:list-item>
        <text:list-item>
          <text:p text:style-name="P8"><text:bookmark text:name="117"/><text:span text:style-name="T3">Руководство администратора системы.</text:span></text:p>
        </text:list-item>
      </text:list>
      <text:p text:style-name="P5"><text:bookmark text:name="119"/><text:bookmark text:name="1110"/>В ходе тестирования документации мы проверяем следующие аспекты:</text:p>
      <text:list xml:id="list4256309999488838441" text:style-name="L7">
        <text:list-item>
          <text:p text:style-name="P9"><text:bookmark text:name="1112"/><text:bookmark text:name="1113"/><text:bookmark text:name="1114"/><text:span text:style-name="T3">Логику и согласованность (последовательность изложения и однородность формы подачи информации);</text:span></text:p>
        </text:list-item>
        <text:list-item>
          <text:p text:style-name="P9"><text:bookmark text:name="1116"/><text:span text:style-name="T3">Полноту и ясность изложения (соответствие уровня детализации целевой аудитории, достаточность изложенной информации для понимания);</text:span></text:p>
        </text:list-item>
        <text:list-item>
          <text:p text:style-name="P9"><text:bookmark text:name="1118"/><text:span text:style-name="T3">Точность (актуальность информации, правильность ссылок и графических элементов);</text:span></text:p>
        </text:list-item>
        <text:list-item>
          <text:p text:style-name="P9"><text:bookmark text:name="1120"/><text:span text:style-name="T3">Структуру документа (соответствие порядка следования элементов документа его цели);</text:span></text:p>
        </text:list-item>
        <text:list-item>
          <text:p text:style-name="P9"><text:bookmark text:name="1122"/><text:span text:style-name="T3">Орфографию, грамматику, правильность употребления слов и пунктуацию;</text:span></text:p>
        </text:list-item>
        <text:list-item>
          <text:p text:style-name="P9"><text:bookmark text:name="1123"/><text:span text:style-name="T3">Форматирование (отсутствие отклонений от стиля оформления, соответствие элементов документа корпоративному стилю)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5:36.70</meta:creation-date>
    <dc:date>2012-10-18T14:30:25.44</dc:date>
    <meta:editing-duration>PT1H1M19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2" meta:paragraph-count="37" meta:word-count="474" meta:character-count="4366"/>
  </office:meta>
</office:document-meta>
</file>